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officeooo:rsid="00198138" officeooo:paragraph-rsid="0019813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officeooo:paragraph-rsid="001c2f16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1cc41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1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4pt" officeooo:rsid="001f24ee" officeooo:paragraph-rsid="001f24ee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1" fo:font-size="14pt" officeooo:rsid="001f24ee" officeooo:paragraph-rsid="001f24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4pt" officeooo:rsid="0022151c" officeooo:paragraph-rsid="0022151c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4pt" officeooo:rsid="0023f8f7" officeooo:paragraph-rsid="0023f8f7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4pt" officeooo:rsid="00252eb9" officeooo:paragraph-rsid="00252eb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4pt" officeooo:rsid="001cc41e" officeooo:paragraph-rsid="001cc41e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4pt" officeooo:rsid="001d4327" officeooo:paragraph-rsid="001d4327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rsid="001cc41e" officeooo:paragraph-rsid="001cc41e"/>
    </style:style>
    <style:style style:name="P17" style:family="paragraph" style:parent-style-name="Standard">
      <style:paragraph-properties fo:text-align="start" style:justify-single-word="false"/>
      <style:text-properties fo:font-size="20pt" officeooo:rsid="001cc41e" officeooo:paragraph-rsid="001cc41e" style:font-size-asian="20pt" style:font-size-complex="20pt"/>
    </style:style>
    <style:style style:name="T1" style:family="text">
      <style:text-properties officeooo:rsid="00198138"/>
    </style:style>
    <style:style style:name="T2" style:family="text">
      <style:text-properties officeooo:rsid="001b9381"/>
    </style:style>
    <style:style style:name="T3" style:family="text">
      <style:text-properties style:font-name="Arial"/>
    </style:style>
    <style:style style:name="T4" style:family="text">
      <style:text-properties officeooo:rsid="001d4327"/>
    </style:style>
    <style:style style:name="T5" style:family="text">
      <style:text-properties officeooo:rsid="001ef89e"/>
    </style:style>
    <style:style style:name="T6" style:family="text">
      <style:text-properties officeooo:rsid="0020ca1c"/>
    </style:style>
    <style:style style:name="T7" style:family="text">
      <style:text-properties officeooo:rsid="002166d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ERJ Zona oeste</text:p>
      <text:p text:style-name="P1"/>
      <text:p text:style-name="P1"/>
      <text:p text:style-name="P1"/>
      <text:p text:style-name="P1">Jonatha Salles Menezes</text:p>
      <text:p text:style-name="P2">2211312125</text:p>
      <text:p text:style-name="P1"/>
      <text:p text:style-name="P1"/>
      <text:p text:style-name="P1"/>
      <text:p text:style-name="P1"/>
      <text:p text:style-name="P5"><text:span text:style-name="T1">Lista 0</text:span><text:span text:style-name="T2">3</text:span><text:span text:style-name="T1"> - </text:span>Sistemas de numeração</text:p>
      <text:p text:style-name="P4"><text:span text:style-name="T3">NF5312 - </text:span>Organização de computado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io de Janeiro</text:p>
      <text:p text:style-name="P3">2022</text:p>
      <text:p text:style-name="P14"><text:soft-page-break/>Exercício 1)</text:p>
      <text:p text:style-name="P14">a) Sim, na representação de sinal e magnitude, bits de magnitude 0 à esquerda do último bit mais significativo 1 não possuem nenhuma relevância, por isso o bit mais significativo é, necessariamente, <text:span text:style-name="T7">o bit </text:span>1 <text:span text:style-name="T7">mais à esquerda</text:span>.</text:p>
      <text:p text:style-name="P14"/>
      <text:p text:style-name="P14">b) <text:span text:style-name="T4">Não necessariamente, o bit menos significativo pode ser 0 ou 1, ambos causam impacto no valor do número </text:span><text:span text:style-name="T7">enquanto menos significativos (mais à direita)</text:span><text:span text:style-name="T4">.</text:span></text:p>
      <text:p text:style-name="P14"/>
      <text:p text:style-name="P15">c)32 bits, 2^32.</text:p>
      <text:p text:style-name="P15">Se 2^30 = <text:span text:style-name="T5">1Gb (1 Gigabit)</text:span>, então 2^32 = <text:span text:style-name="T5">4Gb </text:span></text:p>
      <text:p text:style-name="P15">O menor número: 0</text:p>
      <text:p text:style-name="P15">O maior número: <text:span text:style-name="T5">4Gb – 1</text:span></text:p>
      <text:p text:style-name="P15"/>
      <text:p text:style-name="P9">Exercício 4)</text:p>
      <text:p text:style-name="P9">Os três problemas são: sinal, números decimais e tamanho.</text:p>
      <text:list xml:id="list1461781675" text:style-name="L1">
        <text:list-item>
          <text:p text:style-name="P10">Sinal: para resolver o problema do sinal, há um bit antes do número para distinguir o positivo (0) do negativo (1); encontrou-se, porém, um problema nesse sistema, era possível representar o número -0 (1 0), um número que não existe. A fim de solucionar tal percalço, criou se então o complemento a 2; ao somar um número ao complemento do outro é possível ter realizado uma operação de subtração, na verdade.</text:p>
        </text:list-item>
        <text:list-item>
          <text:p text:style-name="P10">Vírgula: <text:span text:style-name="T6">representar números decimais provou-se um grande desafio, a primeira solução implementada foi um sistema de ponto fixo, com 8 bits de número inteiro e 8 bits para a parte fracionária; essa solução criou um outro problema, no entanto. A limitação de 8 bits para um número inteiro permitia a representação de apenas 512 números (0 até 511). Por isso foi implementado o sistema de ponto flutuante, a contraparte da notação científica para a computação, que prevê que os números sejam representados de forma totalmente fracionária, com o primeiro dígito após a vírgula sendo diferente de 0.</text:span></text:p>
        </text:list-item>
        <text:list-item>
          <text:p text:style-name="P10">Tamanh<text:span text:style-name="T6">o: o tamanho máximo que uma máquina pode armazenar depende de sua ULA (unidade lógica e aritmética), a única solução para uma ULA limitada é a reposição da máquina.</text:span></text:p>
        </text:list-item>
      </text:list>
      <text:p text:style-name="P15"/>
      <text:p text:style-name="P11">Exercício 6)</text:p>
      <text:p text:style-name="P12">O complemento a 2 é utilizado pelo computador para simular uma operação de subtração, somar um número ao complemento de outro resulta em uma subtração através da soma, que é a única operação que o computador realiza.</text:p>
      <text:p text:style-name="P12"/>
      <text:p text:style-name="P13">Exercício 7)</text:p>
      <text:p text:style-name="P13">A dupla representação do zero (+0 e -0) cria o seguinte problema: o número </text:p>
      <text:p text:style-name="P13">-0 não existe no mundo real, portanto, a existência desse número na computação causaria problemas para a matemática computacional. Por isso <text:soft-page-break/>foi criado o complemento a dois, os números negativos são representados com seus complementos, portanto ao representar o -0 na máquina, o número torna-se seu complemento, +0, evitando qualquer tipo de problema com esse númer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17"><text:soft-page-break/>Referências</text:p>
      <text:p text:style-name="P7"/>
      <text:p text:style-name="P6"><text:a xlink:type="simple" xlink:href="https://definirtec.com/bit-mais-significativo-msb/#:~:text=O%20bit%20mais%20significativo%20é%20aquele%20que%20está,binário.%20Definirtec%20explica%20o%20bit%20mais%20significativo%20%28MSB%29" text:style-name="Internet_20_link" text:visited-style-name="Visited_20_Internet_20_Link">Bit mais significativo (msb) – Definirtec</text:a>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2-07-08T15:16:00Z</meta:creation-date>
    <dc:date>2022-07-20T14:22:51.509000000</dc:date>
    <meta:editing-cycles>9</meta:editing-cycles>
    <meta:editing-duration>PT8M33S</meta:editing-duration>
    <meta:document-statistic meta:table-count="0" meta:image-count="0" meta:object-count="0" meta:page-count="4" meta:paragraph-count="26" meta:word-count="437" meta:character-count="2601" meta:non-whitespace-character-count="2188"/>
    <meta:template xlink:type="simple" xlink:actuate="onRequest" xlink:title="" xlink:href="../Lista01.odt/Normal.dotm"/>
  </office:meta>
</office:document-meta>
</file>